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d1e77" officeooo:paragraph-rsid="001d1e77"/>
    </style:style>
    <style:style style:name="P2" style:family="paragraph" style:parent-style-name="Standard" style:list-style-name="L1">
      <style:text-properties officeooo:rsid="001e335a" officeooo:paragraph-rsid="001e335a"/>
    </style:style>
    <style:style style:name="T1" style:family="text">
      <style:text-properties officeooo:rsid="001fe9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04213647" text:style-name="L1">
        <text:list-item>
          <text:p text:style-name="P1">Abides in Stone</text:p>
        </text:list-item>
        <text:list-item>
          <text:p text:style-name="P1">Absorbs Energy</text:p>
        </text:list-item>
        <text:list-item>
          <text:p text:style-name="P1">Awakens Dreams</text:p>
        </text:list-item>
        <text:list-item>
          <text:p text:style-name="P1">Battles Robots</text:p>
        </text:list-item>
        <text:list-item>
          <text:p text:style-name="P1">Bears a Halo of Fire <text:span text:style-name="T1">(Nosi Halo Ognia)</text:span></text:p>
        </text:list-item>
        <text:list-item>
          <text:p text:style-name="P1">Blazes With Radiance</text:p>
        </text:list-item>
        <text:list-item>
          <text:p text:style-name="P1">Brandishes an Exotic Shield</text:p>
        </text:list-item>
        <text:list-item>
          <text:p text:style-name="P1">Builds Robots</text:p>
        </text:list-item>
        <text:list-item>
          <text:p text:style-name="P1">Calculates the Uncalculable</text:p>
        </text:list-item>
        <text:list-item>
          <text:p text:style-name="P1">Channels Divine Blessings <text:span text:style-name="T1">(Otrzymuje Boskie Błogosławieństwa)</text:span></text:p>
        </text:list-item>
        <text:list-item>
          <text:p text:style-name="P1">Commands Mental Powers</text:p>
        </text:list-item>
        <text:list-item>
          <text:p text:style-name="P1">Conducts Weird Science</text:p>
        </text:list-item>
        <text:list-item>
          <text:p text:style-name="P1">Consorts With the Dead <text:span text:style-name="T1">(Zadaje się z Martwymi)</text:span></text:p>
        </text:list-item>
        <text:list-item>
          <text:p text:style-name="P1">Controls Beasts</text:p>
        </text:list-item>
        <text:list-item>
          <text:p text:style-name="P1">Controls Gravity</text:p>
        </text:list-item>
        <text:list-item>
          <text:p text:style-name="P1">Copies Superpowers</text:p>
        </text:list-item>
        <text:list-item>
          <text:p text:style-name="P1">Crafts Illusions</text:p>
        </text:list-item>
        <text:list-item>
          <text:p text:style-name="P1">Crafts Unique Objects</text:p>
        </text:list-item>
        <text:list-item>
          <text:p text:style-name="P1">Dances With Dark Matter</text:p>
        </text:list-item>
        <text:list-item>
          <text:p text:style-name="P1">Defends the Gate</text:p>
        </text:list-item>
        <text:list-item>
          <text:p text:style-name="P1">Defends the Weak <text:span text:style-name="T1">(Chroni Słabszych)</text:span></text:p>
        </text:list-item>
        <text:list-item>
          <text:p text:style-name="P1">Descends From Nobility</text:p>
        </text:list-item>
        <text:list-item>
          <text:p text:style-name="P1">Doesn’t Do Much</text:p>
        </text:list-item>
        <text:list-item>
          <text:p text:style-name="P1">Drives Like A Maniac</text:p>
        </text:list-item>
        <text:list-item>
          <text:p text:style-name="P1">Emerged From the Obelisk</text:p>
        </text:list-item>
        <text:list-item>
          <text:p text:style-name="P1">Employs Magnetism</text:p>
        </text:list-item>
        <text:list-item>
          <text:p text:style-name="P1">Entertains <text:span text:style-name="T1">(Zabawia)</text:span></text:p>
        </text:list-item>
        <text:list-item>
          <text:p text:style-name="P1">Exists in Two Places at Once</text:p>
        </text:list-item>
        <text:list-item>
          <text:p text:style-name="P1">Exists Partially Out of Phase</text:p>
        </text:list-item>
        <text:list-item>
          <text:p text:style-name="P1">Explored Dark Places <text:span text:style-name="T1">(Bada Ciemne Miejsca)</text:span></text:p>
        </text:list-item>
        <text:list-item>
          <text:p text:style-name="P1">Fights Dirty</text:p>
        </text:list-item>
        <text:list-item>
          <text:p text:style-name="P1">Fight With Panache</text:p>
        </text:list-item>
        <text:list-item>
          <text:p text:style-name="P1">Flies Faster Than a Bullet</text:p>
        </text:list-item>
        <text:list-item>
          <text:p text:style-name="P1">Focuses Mind Over Matter <text:span text:style-name="T1">(Stawia Umysł Ponad Materią)</text:span></text:p>
        </text:list-item>
        <text:list-item>
          <text:p text:style-name="P1">Fuses Flesh and Steel</text:p>
        </text:list-item>
        <text:list-item>
          <text:p text:style-name="P1">Fuses Mind and Machine</text:p>
        </text:list-item>
        <text:list-item>
          <text:p text:style-name="P1">Grows to Towering Heights</text:p>
        </text:list-item>
        <text:list-item>
          <text:p text:style-name="P1">Has a Thousand Faces</text:p>
        </text:list-item>
        <text:list-item>
          <text:p text:style-name="P1">Helps Their Friends <text:span text:style-name="T1">(Pomaga Swoim Przyjaciołom)</text:span></text:p>
        </text:list-item>
        <text:list-item>
          <text:p text:style-name="P1">Howls at the Moon <text:span text:style-name="T1">(Wyje do Księżyca)</text:span></text:p>
        </text:list-item>
        <text:list-item>
          <text:p text:style-name="P1">Hunts</text:p>
        </text:list-item>
        <text:list-item>
          <text:p text:style-name="P1">Ignores Physical Distance</text:p>
        </text:list-item>
        <text:list-item>
          <text:p text:style-name="P1">Infiltrates <text:span text:style-name="T1">(Infiltruje)</text:span></text:p>
        </text:list-item>
        <text:list-item>
          <text:p text:style-name="P1">Interprets the Law</text:p>
        </text:list-item>
        <text:list-item>
          <text:p text:style-name="P1">Is Idolized by Millions</text:p>
        </text:list-item>
        <text:list-item>
          <text:p text:style-name="P1">Is Licensed to Carry</text:p>
        </text:list-item>
        <text:list-item>
          <text:p text:style-name="P1">Is Wanted by the Law</text:p>
        </text:list-item>
        <text:list-item>
          <text:p text:style-name="P1">Keeps a Magic Ally</text:p>
        </text:list-item>
        <text:list-item>
          <text:p text:style-name="P1">Leads <text:span text:style-name="T1">(Przewodzi)</text:span></text:p>
        </text:list-item>
        <text:list-item>
          <text:p text:style-name="P1">Learns Quickly <text:span text:style-name="T1">(Szybko sięUczy)</text:span></text:p>
        </text:list-item>
        <text:list-item>
          <text:p text:style-name="P1">Lives in the Wilderness <text:span text:style-name="T1">(Żyje w Dziczy)</text:span></text:p>
        </text:list-item>
        <text:list-item>
          <text:p text:style-name="P1">Looks for Trouble</text:p>
        </text:list-item>
        <text:list-item>
          <text:p text:style-name="P1"><text:soft-page-break/>Loves the Void</text:p>
        </text:list-item>
        <text:list-item>
          <text:p text:style-name="P1">Masters Defense</text:p>
        </text:list-item>
        <text:list-item>
          <text:p text:style-name="P1">Masters Spells <text:span text:style-name="T1">(Włada Zaklęciami)</text:span></text:p>
        </text:list-item>
        <text:list-item>
          <text:p text:style-name="P1">Masters the Swarm</text:p>
        </text:list-item>
        <text:list-item>
          <text:p text:style-name="P1">Masters Weaponry <text:span text:style-name="T1">(Mistrzowsko Posługuje się Broni)</text:span></text:p>
        </text:list-item>
        <text:list-item>
          <text:p text:style-name="P1">Metes Out Justice</text:p>
        </text:list-item>
        <text:list-item>
          <text:p text:style-name="P1">Moves Like a Cat <text:span text:style-name="T1">(Porusza się jak Kot)</text:span></text:p>
        </text:list-item>
        <text:list-item>
          <text:p text:style-name="P1">Moves like the Wind</text:p>
        </text:list-item>
        <text:list-item>
          <text:p text:style-name="P1">Murders <text:span text:style-name="T1">(Morduje)</text:span></text:p>
        </text:list-item>
        <text:list-item>
          <text:p text:style-name="P1">Needs No Weapon <text:span text:style-name="T1">(Nie Potrzebuje Broni)</text:span></text:p>
        </text:list-item>
        <text:list-item>
          <text:p text:style-name="P1">Never Says Die <text:span text:style-name="T1">(Nigdy się nie Poddaje)</text:span></text:p>
        </text:list-item>
        <text:list-item>
          <text:p text:style-name="P1">Operates Undercover</text:p>
        </text:list-item>
        <text:list-item>
          <text:p text:style-name="P1">Performs Feats of Strength <text:span text:style-name="T1">(Jest Bardzo SIlny)</text:span></text:p>
        </text:list-item>
        <text:list-item>
          <text:p text:style-name="P1">Pilots Starcraft <text:span text:style-name="T1">(Pilotuje Statki Kosmiczne)</text:span></text:p>
        </text:list-item>
        <text:list-item>
          <text:p text:style-name="P1">Plays Too Many Games</text:p>
        </text:list-item>
        <text:list-item>
          <text:p text:style-name="P1">Rages <text:span text:style-name="T1">(Wpada w Furię)</text:span></text:p>
        </text:list-item>
        <text:list-item>
          <text:p text:style-name="P1">Rides the Lightning</text:p>
        </text:list-item>
        <text:list-item>
          <text:p text:style-name="P1">Runs Away</text:p>
        </text:list-item>
        <text:list-item>
          <text:p text:style-name="P1">Sailed Beneath the Jolly Roger</text:p>
        </text:list-item>
        <text:list-item>
          <text:p text:style-name="P1">Scavenges</text:p>
        </text:list-item>
        <text:list-item>
          <text:p text:style-name="P1">Sculpts Hard Light</text:p>
        </text:list-item>
        <text:list-item>
          <text:p text:style-name="P1">Sees Beyond <text:span text:style-name="T1">(Jest Jasnowidzem)</text:span></text:p>
        </text:list-item>
        <text:list-item>
          <text:p text:style-name="P1">Separates Mind from Body</text:p>
        </text:list-item>
        <text:list-item>
          <text:p text:style-name="P1">Shepherds the Community <text:span text:style-name="T1">(Wspiera Społeczność)</text:span></text:p>
        </text:list-item>
        <text:list-item>
          <text:p text:style-name="P1">Shepherds Spirits <text:span text:style-name="T1">(Mówi do Duchów)</text:span></text:p>
        </text:list-item>
        <text:list-item>
          <text:p text:style-name="P1">Shreds the Walls of the World</text:p>
        </text:list-item>
        <text:list-item>
          <text:p text:style-name="P1">Shrinks to Minute Size</text:p>
        </text:list-item>
        <text:list-item>
          <text:p text:style-name="P1">Siphons Power</text:p>
        </text:list-item>
        <text:list-item>
          <text:p text:style-name="P1">Slays Monsters</text:p>
        </text:list-item>
        <text:list-item>
          <text:p text:style-name="P1">Soars on Amazing Wings</text:p>
        </text:list-item>
        <text:list-item>
          <text:p text:style-name="P1">Solves Mysteries</text:p>
        </text:list-item>
        <text:list-item>
          <text:p text:style-name="P1">Speaks for the Land</text:p>
        </text:list-item>
        <text:list-item>
          <text:p text:style-name="P1">Stands Like a Bastion</text:p>
        </text:list-item>
        <text:list-item>
          <text:p text:style-name="P1">Stretches</text:p>
        </text:list-item>
        <text:list-item>
          <text:p text:style-name="P1">Takes Animal Shape</text:p>
        </text:list-item>
        <text:list-item>
          <text:p text:style-name="P1">Talks to Machines</text:p>
        </text:list-item>
        <text:list-item>
          <text:p text:style-name="P1">Throws With Deadly Accuracy</text:p>
        </text:list-item>
        <text:list-item>
          <text:p text:style-name="P1">Thunders</text:p>
        </text:list-item>
        <text:list-item>
          <text:p text:style-name="P1">Touches the Sky</text:p>
        </text:list-item>
        <text:list-item>
          <text:p text:style-name="P1">Travels Through Time</text:p>
        </text:list-item>
        <text:list-item>
          <text:p text:style-name="P1">Was Foretold</text:p>
        </text:list-item>
        <text:list-item>
          <text:p text:style-name="P1">Wears a Sheen of Ice</text:p>
        </text:list-item>
        <text:list-item>
          <text:p text:style-name="P1">Wears Power Armor</text:p>
        </text:list-item>
        <text:list-item>
          <text:p text:style-name="P1">Wields an Enhanted Weapon</text:p>
        </text:list-item>
        <text:list-item>
          <text:p text:style-name="P1">Wield Invisible Force</text:p>
        </text:list-item>
        <text:list-item>
          <text:p text:style-name="P1">Wields Two Weapons at Once</text:p>
        </text:list-item>
        <text:list-item>
          <text:p text:style-name="P1">Works for a Living</text:p>
        </text:list-item>
        <text:list-item>
          <text:p text:style-name="P1">Works Miracles <text:span text:style-name="T1">(Uzdrawia)</text:span></text:p>
        </text:list-item>
        <text:list-item>
          <text:p text:style-name="P1">Works the Back Alleys <text:span text:style-name="T1">(Pracuje w Ciemnych Uliczkach)</text:span></text:p>
        </text:list-item>
        <text:list-item>
          <text:p text:style-name="P2">Works the System</text:p>
        </text:list-item>
        <text:list-item>
          <text:p text:style-name="P2">Would Rather Be Reading <text:span text:style-name="T1">(Wolałby Czytać)</text:span></text:p>
        </text:list-item>
        <text:list-item>
          <text:p text:style-name="P2">Uses Wild Magic</text:p>
        </text:list-item>
        <text:list-item>
          <text:p text:style-name="P2"><text:soft-page-break/>Walks The Wild Wood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1T04:13:07.496000000</meta:creation-date>
    <dc:date>2024-03-21T04:34:50.117000000</dc:date>
    <meta:editing-duration>PT7M32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3" meta:paragraph-count="105" meta:word-count="502" meta:character-count="2593" meta:non-whitespace-character-count="2301"/>
  </office:meta>
</office:document-meta>
</file>